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2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STEVE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</text:p>
          </table:table-cell>
          <table:table-cell table:style-name="ce6" office:value-type="float" office:value="8181494911" calcext:value-type="float">
            <text:p>8181494911</text:p>
          </table:table-cell>
          <table:table-cell table:style-name="ce5" office:value-type="string" calcext:value-type="string">
            <text:p>EYEMAX/EYEMAX 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DISCUSSED HOW TO GENERATE PRESCRIPTIONS FOR EYEMAX AND FORT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SOJIM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7065218788" calcext:value-type="float">
            <text:p>7065218788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CREATING PRODUCTS AWARENESS THAT WILL LEAD TO PRESCRIPTION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DADA TAIWO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8161806035" calcext:value-type="float">
            <text:p>8161806035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CREATING PRODUCTS AWARENESS THAT WILL LEAD TO PRESCRIPTION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ONIYIDE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</text:p>
          </table:table-cell>
          <table:table-cell table:style-name="ce5" office:value-type="float" office:value="8139317023" calcext:value-type="float">
            <text:p>8139317023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CREATING PRODUCTS AWARENESS THAT WILL LEAD TO PRESCRIPTION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DANIEL FEMI EDET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I, IBADAN</text:p>
          </table:table-cell>
          <table:table-cell table:style-name="ce5" office:value-type="float" office:value="7030077453" calcext:value-type="float">
            <text:p>7030077453</text:p>
          </table:table-cell>
          <table:table-cell table:style-name="ce5" office:value-type="string" calcext:value-type="string">
            <text:p>EYEMAX/EYEMAX 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TOLD ME TO MAKE THEM AVAILABLE AT THE CASH AND CARRY UNIVERSITY PHARMAC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BELLO</text:p>
          </table:table-cell>
          <table:table-cell table:style-name="ce5" office:value-type="string" calcext:value-type="string">
            <text:p>SENIOR STAFF</text:p>
          </table:table-cell>
          <table:table-cell table:style-name="ce5" office:value-type="string" calcext:value-type="string">
            <text:p>REDEEMER’S HOSPITAL, BODIJA</text:p>
          </table:table-cell>
          <table:table-cell table:style-name="ce5" office:value-type="float" office:value="8035805631" calcext:value-type="float">
            <text:p>8035805631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GAVE AN ASSURANCE TO INFORM THE MANAGEMENT. I’LL CALL HIM FOR FEEDBACK THIS WEEK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ADEDOKUN</text:p>
          </table:table-cell>
          <table:table-cell table:style-name="ce5" office:value-type="string" calcext:value-type="string">
            <text:p>CMD</text:p>
          </table:table-cell>
          <table:table-cell table:style-name="ce5" office:value-type="string" calcext:value-type="string">
            <text:p>JAJA CLINIC, UI</text:p>
          </table:table-cell>
          <table:table-cell table:style-name="ce5" office:value-type="float" office:value="8058288624" calcext:value-type="float">
            <text:p>8058288624</text:p>
          </table:table-cell>
          <table:table-cell table:style-name="ce5" office:value-type="string" calcext:value-type="string">
            <text:p>BPCAP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GAVE HIM SAMPLES OF BPCAP AND NERVERON TO GIVE TO HIS PATIENT WHILE HE PROMISED TO PROVIDE FEEDBACKS AND ALSO HELP WITH SUPPLYING THE PHARMACY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ZARKO</text:p>
          </table:table-cell>
          <table:table-cell table:style-name="ce5" office:value-type="string" calcext:value-type="string">
            <text:p>UHS PHARMACY</text:p>
          </table:table-cell>
          <table:table-cell table:style-name="ce9" office:value-type="string" calcext:value-type="string">
            <text:p>UI, IBADAN</text:p>
          </table:table-cell>
          <table:table-cell table:style-name="ce5" office:value-type="float" office:value="8135752731" calcext:value-type="float">
            <text:p>8135752731</text:p>
          </table:table-cell>
          <table:table-cell table:style-name="ce5" office:value-type="string" calcext:value-type="string">
            <text:p>EYEMAX/EYEMAX FORTE, NERVERON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INFORMED HIM ABOUT MY ARRANGEMENT WITH THE CMD ON BPCAP AND NERVERON. ALREADY SELLING EYEMAX FORTE ALTHOUGH HE SHOWS CONCERN ABOUT IT PRICE COMPARE TO COMPETITORS’ BRAND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ALHAJA GOODALL</text:p>
          </table:table-cell>
          <table:table-cell table:style-name="ce5" office:value-type="string" calcext:value-type="string">
            <text:p>GOODALL PHARMACY</text:p>
          </table:table-cell>
          <table:table-cell table:style-name="ce9" office:value-type="string" calcext:value-type="string">
            <text:p>YEMETU, IBADAN</text:p>
          </table:table-cell>
          <table:table-cell table:style-name="ce6" office:value-type="float" office:value="8035353340" calcext:value-type="float">
            <text:p>803535334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WORKING ON HOW TO REACTIVATE MY PRODUCTS IN THE WHOLESALE OUTLE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MRS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OPP. UCH, IBADAN</text:p>
          </table:table-cell>
          <table:table-cell table:style-name="ce6" office:value-type="float" office:value="8076186796" calcext:value-type="float">
            <text:p>807618679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BP CAP (2), RENOAID (2)</text:p>
          </table:table-cell>
          <table:table-cell table:style-name="ce5" office:value-type="string" calcext:value-type="string">
            <text:p>CURRENTY DON’T HAVE THE PRODUCTS AND I’M KEEPING AN EYE ON THE STOCK LEVELS OF OTHER PRODUCT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MRS RUKAYAT</text:p>
          </table:table-cell>
          <table:table-cell table:style-name="ce5" office:value-type="string" calcext:value-type="string">
            <text:p>SANDLAKE PHARMACY</text:p>
          </table:table-cell>
          <table:table-cell table:style-name="ce9" office:value-type="string" calcext:value-type="string">
            <text:p>OPP. GBAREMU MARKET, IBADAN</text:p>
          </table:table-cell>
          <table:table-cell table:style-name="ce6" office:value-type="float" office:value="7030037906" calcext:value-type="float">
            <text:p>7030037906</text:p>
          </table:table-cell>
          <table:table-cell table:style-name="ce6" office:value-type="string" calcext:value-type="string">
            <text:p>CARDIOCAP, FRATONEBETIC, RENOAID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CHECKED MY STOCK LEVEL AND SOLICIT FOR MY SUPPLIED PRODUCTS 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ITUNU</text:p>
          </table:table-cell>
          <table:table-cell table:style-name="ce5" office:value-type="string" calcext:value-type="string">
            <text:p>ROBAKEYE PHARMACY</text:p>
          </table:table-cell>
          <table:table-cell table:style-name="ce9" office:value-type="string" calcext:value-type="string">
            <text:p>OLOGUNERU, IBADAN</text:p>
          </table:table-cell>
          <table:table-cell table:style-name="ce6" office:value-type="float" office:value="8108338429" calcext:value-type="float">
            <text:p>8108338429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TO FOLLOW UP WITH PROCUREMENT PHARMACIST WHO HAPPENS TO BE A CLASSMATE, PHARM S. ABIOLA.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15T14:52:01.571299114</dc:date>
    <meta:generator>LibreOffice/7.3.7.2$Linux_X86_64 LibreOffice_project/30$Build-2</meta:generator>
    <meta:editing-duration>PT2H7M13S</meta:editing-duration>
    <meta:editing-cycles>25</meta:editing-cycles>
    <meta:document-statistic meta:table-count="1" meta:cell-count="124" meta:object-count="0"/>
    <meta:user-defined meta:name="AppVersion">16.0300</meta:user-defined>
  </office:meta>
</office:document-meta>
</file>